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Heading_20_3">
      <style:text-properties officeooo:rsid="003357d8" officeooo:paragraph-rsid="003357d8"/>
    </style:style>
    <style:style style:name="P10" style:family="paragraph" style:parent-style-name="Heading_20_2">
      <style:text-properties officeooo:rsid="003027b5" officeooo:paragraph-rsid="003027b5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101.1</text:p>
      <text:p text:style-name="P8">И.О. Фамилия</text:p>
      <text:h text:style-name="P10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9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IPH Lib Serif" fo:font-family="'IPH Lib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6.1.4.2$Linux_X86_64 LibreOffice_project/9d0f32d1f0b509096fd65e0d4bec26ddd1938fd3</meta:generator>
    <meta:editing-duration>PT1M8S</meta:editing-duration>
    <meta:editing-cycles>3</meta:editing-cycles>
    <dc:date>2019-04-07T17:29:45.160507065</dc:date>
    <meta:document-statistic meta:table-count="0" meta:image-count="0" meta:object-count="0" meta:page-count="1" meta:paragraph-count="26" meta:word-count="71" meta:character-count="558" meta:non-whitespace-character-count="511"/>
    <meta:template xlink:type="simple" xlink:actuate="onRequest" xlink:title="статья" xlink:href="../../../mnt/lib/Издательство/Шаблоны/статья.ott" meta:date="2017-03-09T21:51:57.502217970"/>
  </office:meta>
</office:document-meta>
</file>